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/>
    </style:style>
    <style:style style:name="gr2" style:family="graphic" style:parent-style-name="standard">
      <style:graphic-properties draw:fill="solid" draw:fill-color="#ccffcc" draw:textarea-horizontal-align="justify" draw:textarea-vertical-align="middle" draw:auto-grow-height="false" fo:min-height="1.85cm" fo:min-width="16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71cm"/>
    </style:style>
    <style:style style:name="gr4" style:family="graphic" style:parent-style-name="standard">
      <style:graphic-properties draw:fill="solid" draw:fill-color="#66ffff" draw:textarea-horizontal-align="justify" draw:textarea-vertical-align="middle" draw:auto-grow-height="false" fo:min-height="7.25cm" fo:min-width="11.2cm"/>
    </style:style>
    <style:style style:name="gr5" style:family="graphic" style:parent-style-name="standard">
      <style:graphic-properties draw:fill="solid" draw:fill-color="#ccffcc" draw:textarea-horizontal-align="justify" draw:textarea-vertical-align="middle" draw:auto-grow-height="false" fo:min-height="7.15cm" fo:min-width="4.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8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9cm"/>
    </style:style>
    <style:style style:name="gr10" style:family="graphic" style:parent-style-name="standard">
      <style:graphic-properties draw:fill="solid" draw:fill-color="#b2b2b2" draw:textarea-horizontal-align="justify" draw:textarea-vertical-align="middle" draw:auto-grow-height="false" fo:min-height="0.35cm" fo:min-width="3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61cm"/>
    </style:style>
    <style:style style:name="gr13" style:family="graphic" style:parent-style-name="standard">
      <style:graphic-properties draw:fill="solid" draw:fill-color="#e6e6ff" draw:textarea-horizontal-align="justify" draw:textarea-vertical-align="middle" draw:auto-grow-height="false" fo:min-height="4.45cm" fo:min-width="10.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5cm" fo:min-width="0cm"/>
    </style:style>
    <style:style style:name="gr15" style:family="graphic" style:parent-style-name="standard">
      <style:graphic-properties draw:fill="solid" draw:fill-color="#00ffff" draw:textarea-horizontal-align="justify" draw:textarea-vertical-align="middle" draw:auto-grow-height="false" fo:min-height="0.75cm" fo:min-width="3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29cm"/>
    </style:style>
    <style:style style:name="gr17" style:family="graphic" style:parent-style-name="standard">
      <style:graphic-properties draw:fill="solid" draw:fill-color="#99ffff" draw:textarea-horizontal-align="justify" draw:textarea-vertical-align="middle" draw:auto-grow-height="false" fo:min-height="1.85cm" fo:min-width="16.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31cm"/>
    </style:style>
    <style:style style:name="gr19" style:family="graphic" style:parent-style-name="standard">
      <style:graphic-properties draw:fill="solid" draw:fill-color="#ffffcc" draw:textarea-horizontal-align="justify" draw:textarea-vertical-align="middle" draw:auto-grow-height="false" fo:min-height="2.65cm" fo:min-width="16.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69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1.55cm" fo:min-width="2.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29cm"/>
    </style:style>
    <style:style style:name="gr23" style:family="graphic" style:parent-style-name="standard">
      <style:graphic-properties draw:fill="solid" draw:fill-color="#ffff99" draw:textarea-horizontal-align="justify" draw:textarea-vertical-align="middle" draw:auto-grow-height="false" fo:min-height="9.59cm" fo:min-width="16.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3.355cm"/>
    </style:style>
    <style:style style:name="gr25" style:family="graphic" style:parent-style-name="standard">
      <style:graphic-properties draw:fill="solid" draw:fill-color="#e6e6ff" draw:textarea-horizontal-align="justify" draw:textarea-vertical-align="middle" draw:auto-grow-height="false" fo:min-height="7.15cm" fo:min-width="1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2.05cm" fo:min-width="2.4cm"/>
    </style:style>
    <style:style style:name="gr28" style:family="graphic" style:parent-style-name="standard">
      <style:graphic-properties draw:fill="solid" draw:fill-color="#66ffff" draw:textarea-horizontal-align="justify" draw:textarea-vertical-align="middle" draw:auto-grow-height="false" fo:min-height="4.15cm" fo:min-width="2.9cm"/>
    </style:style>
    <style:style style:name="gr29" style:family="graphic" style:parent-style-name="standard">
      <style:graphic-properties draw:fill="solid" draw:fill-color="#66ffff" draw:textarea-horizontal-align="justify" draw:textarea-vertical-align="middle" draw:auto-grow-height="false" fo:min-height="1.35cm" fo:min-width="5.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88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3cm" fo:min-width="0cm"/>
    </style:style>
    <style:style style:name="gr32" style:family="graphic" style:parent-style-name="standard">
      <style:graphic-properties draw:fill="solid" draw:fill-color="#66ffff" draw:textarea-horizontal-align="justify" draw:textarea-vertical-align="middle" draw:auto-grow-height="false" fo:min-height="1.75cm" fo:min-width="5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5.15cm" svg:height="0.962cm" svg:x="6.8cm" svg:y="1.7cm">
          <draw:text-box>
            <text:p>CATEGORIE B2</text:p>
          </draw:text-box>
        </draw:frame>
        <draw:g>
          <draw:custom-shape draw:style-name="gr2" draw:text-style-name="P1" draw:layer="layout" svg:width="17cm" svg:height="2.1cm" svg:x="1.4cm" svg:y="6cm">
            <text:p text:style-name="P1">Menu</text:p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471cm" svg:height="0.645cm" svg:x="1.629cm" svg:y="6.2cm">
            <draw:text-box>
              <text:p><text:span text:style-name="T1">&lt;nav&gt;</text:span></text:p>
            </draw:text-box>
          </draw:frame>
        </draw:g>
        <draw:custom-shape draw:style-name="gr4" draw:text-style-name="P1" draw:layer="layout" svg:width="11.7cm" svg:height="7.5cm" svg:x="1.5cm" svg:y="8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7cm" svg:height="7.4cm" svg:x="13.7cm" svg:y="8.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371cm" svg:height="0.645cm" svg:x="13.8cm" svg:y="8.455cm">
          <draw:text-box>
            <text:p><text:span text:style-name="T1">&lt;aside « log-Employé »&gt;</text:span></text:p>
          </draw:text-box>
        </draw:frame>
        <draw:frame draw:style-name="gr7" draw:layer="layout" svg:width="2.403cm" svg:height="0.962cm" svg:x="13.9cm" svg:y="10.7cm">
          <draw:text-box>
            <text:p>Login :</text:p>
          </draw:text-box>
        </draw:frame>
        <draw:frame draw:style-name="gr8" draw:layer="layout" svg:width="3.774cm" svg:height="0.962cm" svg:x="13.781cm" svg:y="12.438cm">
          <draw:text-box>
            <text:p>Mot passe :</text:p>
          </draw:text-box>
        </draw:frame>
        <draw:custom-shape draw:style-name="gr9" draw:text-style-name="P1" draw:layer="layout" svg:width="3.4cm" svg:height="0.8cm" svg:x="14.1cm" svg:y="1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cm" svg:height="0.8cm" svg:x="14.1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8cm" svg:height="0.6cm" svg:x="14.1cm" svg:y="14.8cm">
          <text:p text:style-name="P1">valider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4.884cm" svg:height="0.645cm" svg:x="1.6cm" svg:y="8.555cm">
          <draw:text-box>
            <text:p><text:span text:style-name="T1">&lt;section « employe-solde»&gt;</text:span></text:p>
          </draw:text-box>
        </draw:frame>
        <draw:frame draw:style-name="gr12" draw:layer="layout" svg:width="10.061cm" svg:height="0.962cm" svg:x="1.844cm" svg:y="9.538cm">
          <draw:text-box>
            <text:p>&lt;H2&gt;Vos congés, résumé : &lt;/H2&gt;</text:p>
          </draw:text-box>
        </draw:frame>
        <draw:custom-shape draw:style-name="gr13" draw:text-style-name="P1" draw:layer="layout" svg:width="10.7cm" svg:height="4.7cm" svg:x="2cm" svg:y="10.6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10.082cm" svg:height="4.025cm" svg:x="2.3cm" svg:y="10.9cm">
          <draw:text-box>
            <text:p><text:span text:style-name="T1">&lt;article&gt;</text:span></text:p>
            <text:p><text:span text:style-name="T2">Ici apparaît le solde des congés disponibles </text:span></text:p>
            <text:p><text:span text:style-name="T2">pour chaque type-congé dont bénéficie celui qui s'est loggé.</text:span></text:p>
            <text:p><text:span text:style-name="T2"/></text:p>
            <text:p><text:span text:style-name="T2">Si personne n'est loggé, un article explicatif géneral apparaît.</text:span><text:span text:style-name="T1"> </text:span></text:p>
            <text:p><text:span text:style-name="T1"/></text:p>
            <text:p><text:span text:style-name="T1"/></text:p>
          </draw:text-box>
        </draw:frame>
        <draw:custom-shape draw:style-name="gr15" draw:text-style-name="P1" draw:layer="layout" svg:width="3.8cm" svg:height="1cm" svg:x="14.1cm" svg:y="9.6cm">
          <text:p text:style-name="P1">Déconnection</text:p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3.829cm" svg:height="0.569cm" svg:x="14cm" svg:y="9.2cm">
          <draw:text-box>
            <text:p><text:span text:style-name="T3">Si connecté : Login affiché</text:span></text:p>
          </draw:text-box>
        </draw:frame>
        <draw:g>
          <draw:custom-shape draw:style-name="gr17" draw:text-style-name="P1" draw:layer="layout" svg:width="16.9cm" svg:height="2.1cm" svg:x="1.5cm" svg:y="26.4cm">
            <text:p text:style-name="P1">Mention légales</text:p>
            <text:p text:style-name="P1">Plan du site</text:p>
            <text:p text:style-name="P1">contact</text:p>
            <draw:enhanced-geometry svg:viewBox="0 0 21600 21600" draw:type="rectangle" draw:enhanced-path="M 0 0 L 21600 0 21600 21600 0 21600 0 0 Z N"/>
          </draw:custom-shape>
          <draw:frame draw:style-name="gr18" draw:text-style-name="P2" draw:layer="layout" svg:width="1.81cm" svg:height="0.645cm" svg:x="1.5cm" svg:y="26.493cm">
            <draw:text-box>
              <text:p><text:span text:style-name="T1">&lt;footer&gt;</text:span></text:p>
            </draw:text-box>
          </draw:frame>
        </draw:g>
        <draw:g>
          <draw:custom-shape draw:style-name="gr19" draw:text-style-name="P1" draw:layer="layout" svg:width="17.1cm" svg:height="2.9cm" svg:x="1.4cm" svg:y="2.9cm">
            <text:p text:style-name="P1"/>
            <draw:enhanced-geometry svg:viewBox="0 0 21600 21600" draw:type="rectangle" draw:enhanced-path="M 0 0 L 21600 0 21600 21600 0 21600 0 0 Z N"/>
          </draw:custom-shape>
          <draw:frame draw:style-name="gr20" draw:text-style-name="P2" draw:layer="layout" svg:width="2.369cm" svg:height="0.645cm" svg:x="1.4cm" svg:y="3cm">
            <draw:text-box>
              <text:p><text:span text:style-name="T1">&lt;HEADER&gt;</text:span></text:p>
            </draw:text-box>
          </draw:frame>
          <draw:custom-shape draw:style-name="gr21" draw:text-style-name="P1" draw:layer="layout" svg:width="3cm" svg:height="1.8cm" svg:x="2cm" svg:y="3.7cm">
            <text:p text:style-name="P1">LOGO</text:p>
            <draw:enhanced-geometry svg:viewBox="0 0 21600 21600" draw:type="rectangle" draw:enhanced-path="M 0 0 L 21600 0 21600 21600 0 21600 0 0 Z N"/>
          </draw:custom-shape>
          <draw:frame draw:style-name="gr22" draw:layer="layout" svg:width="12.029cm" svg:height="0.962cm" svg:x="5.4cm" svg:y="4.138cm">
            <draw:text-box>
              <text:p text:style-name="P1">&lt;H1&gt;POSER UN CONGE&lt;/H1&gt;</text:p>
            </draw:text-box>
          </draw:frame>
        </draw:g>
        <draw:custom-shape draw:style-name="gr23" draw:text-style-name="P1" draw:layer="layout" svg:width="16.9cm" svg:height="9.84cm" svg:x="1.5cm" svg:y="16.1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3.855cm" svg:height="0.845cm" svg:x="1.7cm" svg:y="16.494cm">
          <draw:text-box>
            <text:p><text:span text:style-name="T1">&lt;section «conge » &gt;  </text:span></text:p>
          </draw:text-box>
        </draw:frame>
        <draw:custom-shape draw:style-name="gr25" draw:text-style-name="P1" draw:layer="layout" svg:width="16.5cm" svg:height="7.4cm" svg:x="1.6cm" svg:y="17.4cm">
          <text:p/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14.8cm" svg:height="2.3cm" svg:x="2.4cm" svg:y="17.7cm">
          <draw:text-box>
            <text:p><text:span text:style-name="T1">&lt;article&gt;</text:span></text:p>
            <text:p><text:span text:style-name="T1"/></text:p>
            <text:p><text:span text:style-name="T1">Cet article est de la forme d'un formulaire où on peut programmer</text:span></text:p>
            <text:p><text:span text:style-name="T1">une demande de congé. (si <text:s/>l'employél est loggé)</text:span></text:p>
            <text:p><text:span text:style-name="T1">Sinon, il est invisible ou montre un exemple type.</text:span></text:p>
          </draw:text-box>
        </draw:frame>
        <draw:custom-shape draw:style-name="gr27" draw:text-style-name="P1" draw:layer="layout" svg:width="2.9cm" svg:height="2.3cm" svg:x="14.8cm" svg:y="17.6cm">
          <text:p text:style-name="P1">Photo</text:p>
          <text:p text:style-name="P1">employé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.4cm" svg:height="4.4cm" svg:x="2.2cm" svg:y="2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5.7cm" svg:height="1.6cm" svg:x="6.4cm" svg:y="20.1cm">
          <text:p/>
          <draw:enhanced-geometry svg:viewBox="0 0 21600 21600" draw:type="rectangle" draw:enhanced-path="M 0 0 L 21600 0 21600 21600 0 21600 0 0 Z N"/>
        </draw:custom-shape>
        <draw:frame draw:style-name="gr30" draw:layer="layout" svg:width="3.469cm" svg:height="4.938cm" svg:x="2.131cm" svg:y="20.062cm">
          <draw:text-box>
            <text:p><text:span text:style-name="T1">&lt;div « type »&gt;</text:span></text:p>
            <text:p>Type:</text:p>
            <text:p/>
            <text:p><text:span text:style-name="T2">Congé Payé</text:span></text:p>
            <text:p><text:span text:style-name="T2">Ancienneté</text:span></text:p>
            <text:p><text:span text:style-name="T2">RTT</text:span></text:p>
            <text:p><text:span text:style-name="T2"/></text:p>
            <text:p><text:span text:style-name="T2"/></text:p>
            <text:p/>
          </draw:text-box>
        </draw:frame>
        <draw:frame draw:style-name="gr31" draw:layer="layout" svg:width="3.969cm" svg:height="2.931cm" svg:x="6.7cm" svg:y="20.169cm">
          <draw:text-box>
            <text:p><text:span text:style-name="T1">&lt;div « date-debut »&gt;</text:span></text:p>
            <text:p>Date: <text:span text:style-name="T2">– / – /--</text:span></text:p>
            <text:p><text:span text:style-name="T2"/></text:p>
            <text:p><text:span text:style-name="T2"/></text:p>
            <text:p/>
          </draw:text-box>
        </draw:frame>
        <draw:custom-shape draw:style-name="gr10" draw:text-style-name="P1" draw:layer="layout" svg:width="3.8cm" svg:height="0.6cm" svg:x="13.4cm" svg:y="22.6cm">
          <text:p text:style-name="P1">annuler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cm" svg:height="2cm" svg:x="6.3cm" svg:y="22.3cm">
          <text:p/>
          <draw:enhanced-geometry svg:viewBox="0 0 21600 21600" draw:type="rectangle" draw:enhanced-path="M 0 0 L 21600 0 21600 21600 0 21600 0 0 Z N"/>
        </draw:custom-shape>
        <draw:frame draw:style-name="gr33" draw:layer="layout" svg:width="5.5cm" svg:height="2.931cm" svg:x="6.7cm" svg:y="22.5cm">
          <draw:text-box>
            <text:p><text:span text:style-name="T1">&lt;div « nb-conge »&gt;</text:span></text:p>
            <text:p>Quantité:<text:span text:style-name="T2"> – <text:s/>Unité</text:span></text:p>
            <text:p><text:span text:style-name="T2"/></text:p>
            <text:p><text:span text:style-name="T2"/></text:p>
            <text:p/>
          </draw:text-box>
        </draw:frame>
        <draw:custom-shape draw:style-name="gr10" draw:text-style-name="P1" draw:layer="layout" svg:width="3.8cm" svg:height="0.6cm" svg:x="13.4cm" svg:y="23.6cm">
          <text:p text:style-name="P1">valid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4:46:01.208602955</meta:creation-date>
    <dc:date>2017-03-28T19:35:58.739000145</dc:date>
    <meta:editing-duration>PT1H8M26S</meta:editing-duration>
    <meta:editing-cycles>13</meta:editing-cycles>
    <meta:generator>LibreOffice/4.3.3.2$Linux_X86_64 LibreOffice_project/430m0$Build-2</meta:generator>
    <meta:document-statistic meta:object-count="39"/>
  </office:meta>
</office:document-meta>
</file>